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officeooo:rsid="0014accb" officeooo:paragraph-rsid="0014accb"/>
    </style:style>
    <style:style style:name="P2" style:family="paragraph" style:parent-style-name="Text_20_body">
      <style:text-properties officeooo:rsid="0014accb" officeooo:paragraph-rsid="0015c384"/>
    </style:style>
    <style:style style:name="T1" style:family="text">
      <style:text-properties officeooo:rsid="00177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mpt: </text:h>
      <text:p text:style-name="P2">You: Write me a funny abbott and costello story about them buying a 3-d printer, with lots of wordplay, arguing, costello more interested in the pretty saleswoman and impressing her than buying a printer.</text:p>
      <text:p text:style-name="P2"><text:line-break/>Qwen 3.5-397b-a17b answer:</text:p>
      <text:h text:style-name="Heading_20_1" text:outline-level="1">Abbott and Costello Buy a 3D Printer</text:h>
      <text:p text:style-name="Text_20_body"><text:span text:style-name="Strong_20_Emphasis">Scene: A tech store. A pretty saleswoman, MISS JENKINS, stands behind a display of 3D printers. ABBOTT and COSTELLO enter.</text:span></text:p>
      <text:p text:style-name="Text_20_body"><text:span text:style-name="Strong_20_Emphasis">COSTELLO:</text:span> (noticing Miss Jenkins) Hey, look at that! A beautiful dame behind the counter!</text:p>
      <text:p text:style-name="Text_20_body"><text:span text:style-name="Strong_20_Emphasis">ABBOTT:</text:span> Louie, we're here to buy a 3D printer, not a date.</text:p>
      <text:p text:style-name="Text_20_body"><text:span text:style-name="Strong_20_Emphasis">COSTELLO:</text:span> Who's buying a date? I'm buying a printer! But if the printer comes with a smile, I'm not complaining!</text:p>
      <text:p text:style-name="Text_20_body"><text:span text:style-name="Strong_20_Emphasis">ABBOTT:</text:span> (sighs) Come on, let's talk to the saleswoman.</text:p>
      <text:p text:style-name="Text_20_body"><text:span text:style-name="Strong_20_Emphasis">COSTELLO:</text:span> (straightening his tie) After you, Bud. But let me do the talking. I got a way with the ladies.</text:p>
      <text:p text:style-name="Text_20_body"><text:span text:style-name="Strong_20_Emphasis">ABBOTT:</text:span> That's exactly what I'm afraid of.</text:p>
      <text:p text:style-name="Text_20_body"><text:span text:style-name="Emphasis">(They approach the counter)</text:span></text:p>
      <text:p text:style-name="Text_20_body"><text:span text:style-name="Strong_20_Emphasis">MISS JENKINS:</text:span> (smiling) Hello, gentlemen! Looking for something special today?</text:p>
      <text:p text:style-name="Text_20_body"><text:span text:style-name="Strong_20_Emphasis">COSTELLO:</text:span> (leaning on counter) Well, hello there! Special? I'd say YOU'RE the special one! Am I right, or am I right?</text:p>
      <text:p text:style-name="Text_20_body"><text:span text:style-name="Strong_20_Emphasis">ABBOTT:</text:span> (pulling Costello back) What my partner means is, we're interested in your 3D printers.</text:p>
      <text:p text:style-name="Text_20_body"><text:span text:style-name="Strong_20_Emphasis">MISS JENKINS:</text:span> Oh wonderful! We have several models. Are you looking for something for hobby use, or professional?</text:p>
      <text:p text:style-name="Text_20_body"><text:span text:style-name="Strong_20_Emphasis">COSTELLO:</text:span> Professional? Lady, I'm so professional, I got a business card! (fumbles in pocket, pulls out a card that says "Lou Costello - Professional Guy")</text:p>
      <text:p text:style-name="Text_20_body"><text:span text:style-name="Strong_20_Emphasis">ABBOTT:</text:span> (snatching the card) He's a clown. Literally. We want a printer for home use.</text:p>
      <text:p text:style-name="Text_20_body"><text:span text:style-name="Strong_20_Emphasis">MISS JENKINS:</text:span> Perfect! This model here prints in three dimensions.</text:p>
      <text:p text:style-name="Text_20_body"><text:span text:style-name="Strong_20_Emphasis">COSTELLO:</text:span> Three dimensions? Hold on now. I can barely handle ONE dimension, let alone THREE!</text:p>
      <text:p text:style-name="Text_20_body"><text:span text:style-name="Strong_20_Emphasis">ABBOTT:</text:span> What are you talking about?</text:p>
      <text:p text:style-name="Text_20_body"><text:soft-page-break/><text:span text:style-name="Strong_20_Emphasis">COSTELLO:</text:span> Well, I got <text:span text:style-name="T1">a little </text:span>length, <text:span text:style-name="T1">a lot of </text:span>width, and a problem with my height! That's three dimensions of trouble right there!</text:p>
      <text:p text:style-name="Text_20_body"><text:span text:style-name="Strong_20_Emphasis">MISS JENKINS:</text:span> (giggling) No, no, it means the printer creates objects with height, width, and depth.</text:p>
      <text:p text:style-name="Text_20_body"><text:span text:style-name="Strong_20_Emphasis">COSTELLO:</text:span> So it prints UP?</text:p>
      <text:p text:style-name="Text_20_body"><text:span text:style-name="Strong_20_Emphasis">ABBOTT:</text:span> No, Louie, it builds layer by layer.</text:p>
      <text:p text:style-name="Text_20_body"><text:span text:style-name="Strong_20_Emphasis">COSTELLO:</text:span> Layer by layer? Like a cake?</text:p>
      <text:p text:style-name="Text_20_body"><text:span text:style-name="Strong_20_Emphasis">MISS JENKINS:</text:span> Exactly! Like a cake, but with plastic!</text:p>
      <text:p text:style-name="Text_20_body"><text:span text:style-name="Strong_20_Emphasis">COSTELLO:</text:span> (excited) You can print CAKE?</text:p>
      <text:p text:style-name="Text_20_body"><text:span text:style-name="Strong_20_Emphasis">ABBOTT:</text:span> No! Plastic! P-L-A-S-T-I-C!</text:p>
      <text:p text:style-name="Text_20_body"><text:span text:style-name="Strong_20_Emphasis">COSTELLO:</text:span> That's what I said! "Plastic cake!"</text:p>
      <text:p text:style-name="Text_20_body"><text:span text:style-name="Strong_20_Emphasis">ABBOTT:</text:span> (frustrated) You can't eat it, Louie!</text:p>
      <text:p text:style-name="Text_20_body"><text:span text:style-name="Strong_20_Emphasis">COSTELLO:</text:span> Then what's the point? I came here hungry!</text:p>
      <text:p text:style-name="Text_20_body"><text:span text:style-name="Strong_20_Emphasis">MISS JENKINS:</text:span> (laughing) You can print all sorts of things! Figurines, replacement parts, phone cases...</text:p>
      <text:p text:style-name="Text_20_body"><text:span text:style-name="Strong_20_Emphasis">COSTELLO:</text:span> (leaning closer) You know what I'd like to print?</text:p>
      <text:p text:style-name="Text_20_body"><text:span text:style-name="Strong_20_Emphasis">ABBOTT:</text:span> Here we go...</text:p>
      <text:p text:style-name="Text_20_body"><text:span text:style-name="Strong_20_Emphasis">COSTELLO:</text:span> A dinner date! With a certain lovely saleswoman!</text:p>
      <text:p text:style-name="Text_20_body"><text:span text:style-name="Strong_20_Emphasis">MISS JENKINS:</text:span> (blushing) Oh my!</text:p>
      <text:p text:style-name="Text_20_body"><text:span text:style-name="Strong_20_Emphasis">ABBOTT:</text:span> (grabbing Costello's ear) LOUIE!</text:p>
      <text:p text:style-name="Text_20_body"><text:span text:style-name="Strong_20_Emphasis">COSTELLO:</text:span> Ow! Ow! What'd I do?</text:p>
      <text:p text:style-name="Text_20_body"><text:span text:style-name="Strong_20_Emphasis">ABBOTT:</text:span> We're here for a printer!</text:p>
      <text:p text:style-name="Text_20_body"><text:span text:style-name="Strong_20_Emphasis">COSTELLO:</text:span> I'm multitasking! I'm getting a printer AND a phone number!</text:p>
      <text:p text:style-name="Text_20_body"><text:span text:style-name="Strong_20_Emphasis">MISS JENKINS:</text:span> Well, this printer does come with WiFi connectivity...</text:p>
      <text:p text:style-name="Text_20_body"><text:span text:style-name="Strong_20_Emphasis">COSTELLO:</text:span> WiFi? So it's wireless?</text:p>
      <text:p text:style-name="Text_20_body"><text:span text:style-name="Strong_20_Emphasis">ABBOTT:</text:span> Yes.</text:p>
      <text:p text:style-name="Text_20_body"><text:span text:style-name="Strong_20_Emphasis">COSTELLO:</text:span> So if it's wireless, how does it know where to print?</text:p>
      <text:p text:style-name="Text_20_body"><text:span text:style-name="Strong_20_Emphasis">ABBOTT:</text:span> (pinching bridge of nose) It follows the digital file, Louie!</text:p>
      <text:p text:style-name="Text_20_body"><text:span text:style-name="Strong_20_Emphasis">COSTELLO:</text:span> What file? I didn't bring no file!</text:p>
      <text:p text:style-name="Text_20_body"><text:span text:style-name="Strong_20_Emphasis">MISS JENKINS:</text:span> (trying not to laugh) The 3D model file. You design something on a computer, send it to the printer, and it creates it.</text:p>
      <text:p text:style-name="Text_20_body"><text:span text:style-name="Strong_20_Emphasis">COSTELLO:</text:span> So I could design... I don't know... a statue of this beautiful saleswoman?</text:p>
      <text:p text:style-name="Text_20_body"><text:soft-page-break/><text:span text:style-name="Strong_20_Emphasis">ABBOTT:</text:span> LOUIE!</text:p>
      <text:p text:style-name="Text_20_body"><text:span text:style-name="Strong_20_Emphasis">MISS JENKINS:</text:span> (giggling) You certainly could!</text:p>
      <text:p text:style-name="Text_20_body"><text:span text:style-name="Strong_20_Emphasis">COSTELLO:</text:span> (to Abbott) See? She's encouraging me!</text:p>
      <text:p text:style-name="Text_20_body"><text:span text:style-name="Strong_20_Emphasis">ABBOTT:</text:span> She's being polite! How much is this printer?</text:p>
      <text:p text:style-name="Text_20_body"><text:span text:style-name="Strong_20_Emphasis">MISS JENKINS:</text:span> This model is $499.</text:p>
      <text:p text:style-name="Text_20_body"><text:span text:style-name="Strong_20_Emphasis">COSTELLO:</text:span> Four ninety-nine? For a printer? What does it do, print money?</text:p>
      <text:p text:style-name="Text_20_body"><text:span text:style-name="Strong_20_Emphasis">ABBOTT:</text:span> If it printed money, we'd buy ten!</text:p>
      <text:p text:style-name="Text_20_body"><text:span text:style-name="Strong_20_Emphasis">COSTELLO:</text:span> Wait a minute... if it prints in 3D, and I put in a picture of a dollar bill...</text:p>
      <text:p text:style-name="Text_20_body"><text:span text:style-name="Strong_20_Emphasis">ABBOTT:</text:span> No!</text:p>
      <text:p text:style-name="Text_20_body"><text:span text:style-name="Strong_20_Emphasis">COSTELLO:</text:span> ...would it print a 3D dollar?</text:p>
      <text:p text:style-name="Text_20_body"><text:span text:style-name="Strong_20_Emphasis">ABBOTT:</text:span> It would print a plastic dollar that you can't spend!</text:p>
      <text:p text:style-name="Text_20_body"><text:span text:style-name="Strong_20_Emphasis">COSTELLO:</text:span> (disappointed) What's the point of that?</text:p>
      <text:p text:style-name="Text_20_body"><text:span text:style-name="Strong_20_Emphasis">MISS JENKINS:</text:span> Well, you could use it for props, or teaching tools, or...</text:p>
      <text:p text:style-name="Text_20_body"><text:span text:style-name="Strong_20_Emphasis">COSTELLO:</text:span> Or I could use it to print a ring! (to Miss Jenkins) For a certain someone!</text:p>
      <text:p text:style-name="Text_20_body"><text:span text:style-name="Strong_20_Emphasis">ABBOTT:</text:span> (covering Costello's mouth) We'll take it!</text:p>
      <text:p text:style-name="Text_20_body"><text:span text:style-name="Strong_20_Emphasis">MISS JENKINS:</text:span> Wonderful! Will that be cash or credit?</text:p>
      <text:p text:style-name="Text_20_body"><text:span text:style-name="Strong_20_Emphasis">COSTELLO:</text:span> (muffled through Abbott's hand) Mmmph! Mmmph!</text:p>
      <text:p text:style-name="Text_20_body"><text:span text:style-name="Strong_20_Emphasis">ABBOTT:</text:span> (removing hand) What?</text:p>
      <text:p text:style-name="Text_20_body"><text:span text:style-name="Strong_20_Emphasis">COSTELLO:</text:span> I said, can she throw in the ring design software?</text:p>
      <text:p text:style-name="Text_20_body"><text:span text:style-name="Strong_20_Emphasis">MISS JENKINS:</text:span> (laughing) I'll include a starter package with various templates!</text:p>
      <text:p text:style-name="Text_20_body"><text:span text:style-name="Strong_20_Emphasis">COSTELLO:</text:span> (to Abbott) See? She likes me!</text:p>
      <text:p text:style-name="Text_20_body"><text:span text:style-name="Strong_20_Emphasis">ABBOTT:</text:span> She likes our money, Louie.</text:p>
      <text:p text:style-name="Text_20_body"><text:span text:style-name="Strong_20_Emphasis">COSTELLO:</text:span> Same thing!</text:p>
      <text:p text:style-name="Text_20_body"><text:span text:style-name="Strong_20_Emphasis">MISS JENKINS:</text:span> (handing over the box) Here you go! And if you have any questions, here's my card.</text:p>
      <text:p text:style-name="Text_20_body"><text:span text:style-name="Strong_20_Emphasis">COSTELLO:</text:span> (snatching card) I KNEW it! She wants to stay in touch!</text:p>
      <text:p text:style-name="Text_20_body"><text:span text:style-name="Strong_20_Emphasis">ABBOTT:</text:span> (reading card) "Customer Support Hotline."</text:p>
      <text:p text:style-name="Text_20_body"><text:span text:style-name="Strong_20_Emphasis">COSTELLO:</text:span> (looking at card) Well, technically, I AM a customer, and I DO need support... emotionally!</text:p>
      <text:p text:style-name="Text_20_body"><text:span text:style-name="Strong_20_Emphasis">ABBOTT:</text:span> (dragging Costello away) Come on, before you print yourself a restraining order!</text:p>
      <text:p text:style-name="Text_20_body"><text:soft-page-break/><text:span text:style-name="Strong_20_Emphasis">COSTELLO:</text:span> (calling back) Call me! My number's on the back of my business card! The one that says "Professional Guy"!</text:p>
      <text:p text:style-name="Text_20_body"><text:span text:style-name="Strong_20_Emphasis">MISS JENKINS:</text:span> (waving, laughing) Goodbye, gentlemen!</text:p>
      <text:p text:style-name="Text_20_body"><text:span text:style-name="Strong_20_Emphasis">COSTELLO:</text:span> (to Abbott, as they exit) You know, Bud, I think that went pretty well!</text:p>
      <text:p text:style-name="Text_20_body"><text:span text:style-name="Strong_20_Emphasis">ABBOTT:</text:span> We spent five hundred dollars on a printer!</text:p>
      <text:p text:style-name="Text_20_body"><text:span text:style-name="Strong_20_Emphasis">COSTELLO:</text:span> Yeah, but I got a phone number!</text:p>
      <text:p text:style-name="Text_20_body"><text:span text:style-name="Strong_20_Emphasis">ABBOTT:</text:span> It's the customer support line!</text:p>
      <text:p text:style-name="Text_20_body"><text:span text:style-name="Strong_20_Emphasis">COSTELLO:</text:span> (shrugging) A number's a number! Hey, you know what I'm gonna print first?</text:p>
      <text:p text:style-name="Text_20_body"><text:span text:style-name="Strong_20_Emphasis">ABBOTT:</text:span> What?</text:p>
      <text:p text:style-name="Text_20_body"><text:span text:style-name="Strong_20_Emphasis">COSTELLO:</text:span> A bigger wallet! Because this one's empty!</text:p>
      <text:p text:style-name="Text_20_body"><text:span text:style-name="Strong_20_Emphasis">ABBOTT:</text:span> (groans) I hate you.</text:p>
      <text:p text:style-name="Text_20_body"><text:span text:style-name="Strong_20_Emphasis">COSTELLO:</text:span> No you don't! You love me! Admit it!</text:p>
      <text:p text:style-name="Text_20_body"><text:span text:style-name="Strong_20_Emphasis">ABBOTT:</text:span> I love the printer. The printer doesn't talk back.</text:p>
      <text:p text:style-name="Text_20_body"><text:span text:style-name="Strong_20_Emphasis">COSTELLO:</text:span> That's what you think! Wait till it starts printing in the middle of the night!</text:p>
      <text:p text:style-name="Text_20_body"><text:span text:style-name="Strong_20_Emphasis">ABBOTT:</text:span> It doesn't work like that!</text:p>
      <text:p text:style-name="Text_20_body"><text:span text:style-name="Strong_20_Emphasis">COSTELLO:</text:span> How do YOU know? You ever OWNED a 3D printer before?</text:p>
      <text:p text:style-name="Text_20_body"><text:span text:style-name="Strong_20_Emphasis">ABBOTT:</text:span> No!</text:p>
      <text:p text:style-name="Text_20_body"><text:span text:style-name="Strong_20_Emphasis">COSTELLO:</text:span> Then how do you know it doesn't get lonely? Maybe it prints at night for company!</text:p>
      <text:p text:style-name="Text_20_body"><text:span text:style-name="Strong_20_Emphasis">ABBOTT:</text:span> (stopping, staring) You know what, Louie?</text:p>
      <text:p text:style-name="Text_20_body"><text:span text:style-name="Strong_20_Emphasis">COSTELLO:</text:span> What?</text:p>
      <text:p text:style-name="Text_20_body"><text:span text:style-name="Strong_20_Emphasis">ABBOTT:</text:span> I'm returning the printer.</text:p>
      <text:p text:style-name="Text_20_body"><text:span text:style-name="Strong_20_Emphasis">COSTELLO:</text:span> What? Why?</text:p>
      <text:p text:style-name="Text_20_body"><text:span text:style-name="Strong_20_Emphasis">ABBOTT:</text:span> Because I can't afford the therapy bills from talking to you about it!</text:p>
      <text:p text:style-name="Text_20_body"><text:span text:style-name="Strong_20_Emphasis">COSTELLO:</text:span> (calling after Abbott as he walks back) Wait! Bud! The saleswoman said no returns after 30 days!</text:p>
      <text:p text:style-name="Text_20_body"><text:span text:style-name="Strong_20_Emphasis">ABBOTT:</text:span> (without turning) Then I'm returning YOU!</text:p>
      <text:p text:style-name="Text_20_body"><text:span text:style-name="Strong_20_Emphasis">COSTELLO:</text:span> (to audience) Hey, at least I got a date with customer support! (holds up card) Hello? Yes, I'd like to report a problem... my partner's crazy!</text:p>
      <text:p text:style-name="Text_20_body"><text:span text:style-name="Strong_20_Emphasis">THE EN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7:30:08.235358627</meta:creation-date>
    <dc:date>2026-02-25T18:46:32.051014632</dc:date>
    <meta:editing-duration>PT3M53S</meta:editing-duration>
    <meta:editing-cycles>5</meta:editing-cycles>
    <meta:generator>LibreOffice/26.2.0.3$Linux_X86_64 LibreOffice_project/f1632ca95bc60e4a160604f46a6d9de4857c31ac</meta:generator>
    <meta:document-statistic meta:table-count="0" meta:image-count="0" meta:object-count="0" meta:page-count="4" meta:paragraph-count="103" meta:word-count="1052" meta:character-count="6277" meta:non-whitespace-character-count="5326"/>
  </office:meta>
</office:document-meta>
</file>